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system-ui, BlinkMacSystemFont, 'Segoe UI', Roboto, Oxygen-Sans, Ubuntu, Cantarell, 'Helvetica Neue', sans-serif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rsid="0087f033" officeooo:paragraph-rsid="006ebd07" style:font-weight-asian="bold" style:font-weight-complex="bold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87f033" officeooo:paragraph-rsid="006ebd07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2a6099" loext:opacity="100%" fo:font-size="10pt" fo:font-weight="normal" officeooo:rsid="0087f033" officeooo:paragraph-rsid="006ebd07" style:font-size-asian="10pt" style:font-weight-asian="normal" style:font-size-complex="10pt" style:font-weight-complex="normal"/>
    </style:style>
    <style:style style:name="P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2a6099" loext:opacity="100%" fo:font-weight="normal" officeooo:paragraph-rsid="006ebd07" style:font-weight-asian="normal" style:font-weight-complex="normal"/>
    </style:style>
    <style:style style:name="P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ebd07" fo:background-color="#ffff00" style:font-weight-asian="bold" style:font-weight-complex="bold"/>
    </style:style>
    <style:style style:name="P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6ebd07" style:font-weight-asian="normal" style:font-weight-complex="normal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bold" style:font-weight-complex="bold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style:font-weight-asian="bold" style:font-weight-complex="bold"/>
    </style:style>
    <style:style style:name="P10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1" style:family="paragraph" style:parent-style-name="Heading_20_1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2a6099" loext:opacity="100%" style:font-name="apple-system" fo:font-size="10pt" fo:letter-spacing="normal" fo:font-style="normal" fo:font-weight="normal" officeooo:rsid="0087f033" officeooo:paragraph-rsid="006ebd07" style:font-size-asian="10pt" style:font-weight-asian="normal" style:font-size-complex="10pt" style:font-weight-complex="normal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9623cf" officeooo:paragraph-rsid="009623cf" style:font-weight-asian="normal" style:font-weight-complex="normal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T1" style:family="text">
      <style:text-properties fo:font-variant="normal" fo:text-transform="none" style:font-name="apple-system" fo:letter-spacing="normal" fo:font-style="normal"/>
    </style:style>
    <style:style style:name="T2" style:family="text">
      <style:text-properties fo:font-variant="normal" fo:text-transform="none" fo:color="#333333" loext:opacity="100%" style:font-name="apple-system" fo:font-size="12.75pt" fo:letter-spacing="normal" fo:font-style="normal"/>
    </style:style>
    <style:style style:name="T3" style:family="text">
      <style:text-properties fo:font-variant="normal" fo:text-transform="none" fo:color="#333333" loext:opacity="100%" style:font-name="apple-system" fo:font-size="12.75pt" fo:letter-spacing="normal" fo:font-style="normal" fo:font-weight="normal"/>
    </style:style>
    <style:style style:name="T4" style:family="text">
      <style:text-properties fo:font-variant="normal" fo:text-transform="none" fo:color="#2b73b7" loext:opacity="100%" style:font-name="apple-system" fo:font-size="12.75pt" fo:letter-spacing="normal" fo:font-style="normal" style:text-underline-style="solid" style:text-underline-width="auto" style:text-underline-color="font-color" fo:background-color="#ffffff" loext:char-shading-value="0"/>
    </style:style>
    <style:style style:name="T5" style:family="text">
      <style:text-properties fo:font-variant="normal" fo:text-transform="none" fo:color="#2b73b7" loext:opacity="100%" style:text-line-through-style="none" style:text-line-through-type="none" style:font-name="apple-system" fo:font-size="12.75pt" fo:letter-spacing="normal" fo:font-style="normal" style:text-underline-style="none" fo:font-weight="normal" style:text-blinking="false" fo:background-color="#ffffff" loext:char-shading-value="0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M1 Install OS into eMMC on Ubuntu</text:p>
      <text:p text:style-name="P4">https://docs.khadas.com/products/sbc/vim1/install-os/install-os-into-emmc-on-ubuntu</text:p>
      <text:p text:style-name="P6">sudo apt-get install libusb-dev git parted</text:p>
      <text:p text:style-name="P2">$ git clone https://github.com/khadas/utils</text:p>
      <text:p text:style-name="P2">Or just pull it (if you have already cloned this repository).</text:p>
      <text:p text:style-name="P2"/>
      <text:p text:style-name="P2">$ cd /path/to/utils</text:p>
      <text:p text:style-name="P2">$ git pull</text:p>
      <text:p text:style-name="P2">Install the Flash Tool</text:p>
      <text:p text:style-name="P2">You need to install USB rules and create some links.</text:p>
      <text:p text:style-name="P2"/>
      <text:p text:style-name="P2">$ cd /path/to/utils</text:p>
      <text:p text:style-name="P2">$ sudo ./INSTALL</text:p>
      <text:p text:style-name="P2"/>
      <text:p text:style-name="P2"><text:span text:style-name="T2">You must now put your board into </text:span><text:a xlink:type="simple" xlink:href="https://docs.khadas.com/products/sbc/common/install-os/boot-into-upgrade-mode" text:style-name="Internet_20_link" text:visited-style-name="Visited_20_Internet_20_Link"><text:span text:style-name="T4">Upgrade Mode</text:span></text:a><text:span text:style-name="T2">.</text:span></text:p>
      <text:p text:style-name="P3"><text:a xlink:type="simple" xlink:href="https://docs.khadas.com/products/sbc/vim1/install-os/boot-into-upgrade-mode#tab__serial-mode" text:style-name="Internet_20_link" text:visited-style-name="Visited_20_Internet_20_Link"><text:span text:style-name="T1">https://docs.khadas.com/products/sbc/vim1/install-os/boot-into-upgrade-mode#tab__serial-mode</text:span></text:a></text:p>
      <text:p text:style-name="P12"/>
      <text:p text:style-name="P13">Connect VIM1 to PC with a USB-C cable.</text:p>
      <text:p text:style-name="P13">Quickly press the Function key 3 times in 2 seconds, then release the key. You will see the Power LED (Blue) blink for about 3 seconds.</text:p>
      <text:p text:style-name="P13">After the Power LED (Blue) turns OFF, this indicates that the board is in Upgrade Mode (Maskrom Mode).</text:p>
      <text:p text:style-name="P13"/>
      <text:p text:style-name="P14">or</text:p>
      <text:p text:style-name="P7"/>
      <text:p text:style-name="P13">Power on VIM1.</text:p>
      <text:p text:style-name="P13">Long press the POWER key without releasing it.</text:p>
      <text:p text:style-name="P13">Short press the Reset key and release it.</text:p>
      <text:p text:style-name="P13">Count for 2 to 3 seconds, then release the POWER key to enter into Upgrade Mode. You will see the sys-led turn ON when you’ve entered Upgrade Mode.</text:p>
      <text:p text:style-name="P7"/>
      <text:p text:style-name="P7"/>
      <text:p text:style-name="P7">$ lsusb | grep Amlogic</text:p>
      <text:p text:style-name="P7">Bus 003 Device 073: ID 1b8e:c004 Amlogic, Inc. DNL</text:p>
      <text:p text:style-name="P7"/>
      <text:p text:style-name="P9">burn-tool -v aml -b VIM1 -i /path/to/image</text:p>
      <text:p text:style-name="P9"/>
      <text:p text:style-name="P9"/>
      <text:p text:style-name="P9"/>
      <text:p text:style-name="P1"><text:span text:style-name="T3">For more information please refer to </text:span><text:a xlink:type="simple" xlink:href="https://github.com/khadas//utils/" text:style-name="Internet_20_link" text:visited-style-name="Visited_20_Internet_20_Link"><text:span text:style-name="T5">flash-tool docs</text:span></text:a><text:span text:style-name="T3">.</text:span></text:p>
      <text:p text:style-name="P8"/>
      <text:h text:style-name="P11" text:outline-level="1"><text:bookmark text:name="vim1-build-ubuntu"/>VIM1 Build Ubuntu</text:h>
      <text:p text:style-name="P10"><text:a xlink:type="simple" xlink:href="https://dl.khadas.com/.images/vim1/" text:style-name="Internet_20_link" text:visited-style-name="Visited_20_Internet_20_Link">https://dl.khadas.com/.images/vim1/</text:a></text:p>
      <text:p text:style-name="P10">https://dl.khadas.com/firmware/vim1/ubuntu/emmc/</text:p>
      <text:p text:style-name="P8">https://docs.khadas.com/products/sbc/vim1/development/linux/build-ubunt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system-ui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4-06-24T22:43:13.642882771</dc:date>
    <meta:editing-duration>PT20H53M3S</meta:editing-duration>
    <meta:editing-cycles>105</meta:editing-cycles>
    <meta:document-statistic meta:table-count="0" meta:image-count="0" meta:object-count="0" meta:page-count="1" meta:paragraph-count="29" meta:word-count="200" meta:character-count="1404" meta:non-whitespace-character-count="1233"/>
  </office:meta>
</office:document-meta>
</file>